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3deb3d" draw:textarea-horizontal-align="center" draw:textarea-vertical-align="middle" draw:fit-to-size="fals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175cm" svg:x="11.795cm" svg:y="7.35cm">
          <text:p text:style-name="P1">Solr Inde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5.715cm" svg:height="1.905cm" svg:x="2.27cm" svg:y="7.985cm">
          <text:p text:style-name="P1">Query Process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85cm" svg:y1="8.62cm" svg:x2="11.795cm" svg:y2="8.62cm">
          <text:p/>
        </draw:line>
        <draw:line draw:style-name="gr2" draw:text-style-name="P1" draw:layer="layout" svg:x1="11.795cm" svg:y1="9.255cm" svg:x2="7.985cm" svg:y2="9.255cm">
          <text:p/>
        </draw:line>
        <draw:ellipse draw:style-name="gr3" draw:text-style-name="P1" draw:layer="layout" svg:width="7.62cm" svg:height="1.905cm" svg:x="1.635cm" svg:y="4.175cm">
          <text:p text:style-name="P1">Natural language query</text:p>
        </draw:ellipse>
        <draw:line draw:style-name="gr2" draw:text-style-name="P1" draw:layer="layout" svg:x1="5.362cm" svg:y1="6.18cm" svg:x2="5.362cm" svg:y2="8.085cm">
          <text:p/>
        </draw:line>
        <draw:custom-shape draw:style-name="gr1" draw:text-style-name="P1" draw:layer="layout" svg:width="5.715cm" svg:height="1.905cm" svg:x="2.27cm" svg:y="11.795cm">
          <text:p text:style-name="P1">Stanford NL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2.27cm" svg:y="15.605cm">
          <text:p text:style-name="P1">Ranking Engine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6.985cm" svg:height="5.715cm" svg:x="10.525cm" svg:y="11.795cm">
            <text:p text:style-name="P1">Scoring Algorithms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.715cm" svg:height="0.635cm" svg:x="11.16cm" svg:y="13.0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.715cm" svg:height="0.635cm" svg:x="11.16cm" svg:y="14.3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5.715cm" svg:height="0.635cm" svg:x="11.16cm" svg:y="15.605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1" draw:layer="layout" svg:x1="5.445cm" svg:y1="9.89cm" svg:x2="5.445cm" svg:y2="11.795cm">
          <text:p/>
        </draw:line>
        <draw:line draw:style-name="gr2" draw:text-style-name="P1" draw:layer="layout" svg:x1="5.445cm" svg:y1="13.7cm" svg:x2="5.445cm" svg:y2="15.605cm">
          <text:p/>
        </draw:line>
        <draw:line draw:style-name="gr2" draw:text-style-name="P1" draw:layer="layout" svg:x1="7.985cm" svg:y1="16.24cm" svg:x2="10.525cm" svg:y2="16.24cm">
          <text:p/>
        </draw:line>
        <draw:line draw:style-name="gr2" draw:text-style-name="P1" draw:layer="layout" svg:x1="10.525cm" svg:y1="16.875cm" svg:x2="7.985cm" svg:y2="16.875cm">
          <text:p/>
        </draw:line>
        <draw:custom-shape draw:style-name="gr6" draw:text-style-name="P1" draw:layer="layout" svg:width="5.715cm" svg:height="2.54cm" svg:x="2.27cm" svg:y="20.05cm">
          <text:p text:style-name="P1">User's 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445cm" svg:y1="17.51cm" svg:x2="5.445cm" svg:y2="20.05cm">
          <text:p/>
        </draw:line>
        <draw:custom-shape draw:style-name="gr1" draw:text-style-name="P1" draw:layer="layout" svg:width="6.35cm" svg:height="3.175cm" svg:x="10.525cm" svg:y="19.415cm">
          <text:p text:style-name="P1">Galax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7.985cm" svg:y1="21.32cm" svg:x2="10.525cm" svg:y2="21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eith Suderman</meta:initial-creator>
    <meta:creation-date>2019-01-31T13:01:53</meta:creation-date>
    <dc:date>2019-01-31T13:25:09</dc:date>
    <dc:creator>Keith Suderman</dc:creator>
    <meta:editing-duration>PT8M6S</meta:editing-duration>
    <meta:editing-cycles>1</meta:editing-cycles>
    <meta:generator>OpenOffice.org/3.3$Unix OpenOffice.org_project/330m20$Build-9567</meta:generator>
    <meta:document-statistic meta:object-count="21"/>
  </office:meta>
</office:document-meta>
</file>